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55cm" fo:min-width="14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4cm" fo:min-width="0.49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0.74cm" fo:min-width="0.49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74cm" fo:min-width="0.49cm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g>
          <draw:polygon draw:style-name="gr1" draw:text-style-name="P1" draw:layer="layout" svg:width="14.999cm" svg:height="12.799cm" svg:x="0.8cm" svg:y="0.6cm" svg:viewBox="0 0 15000 12800" draw:points="0,12800 0,0 15000,0 15000,12800">
            <text:p/>
          </draw:polygon>
          <draw:custom-shape draw:style-name="gr2" draw:text-style-name="P2" draw:layer="layout" svg:width="1.4cm" svg:height="1.4cm" svg:x="1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3.6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3.6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3.6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6.2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6.2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8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8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4cm" svg:height="1.4cm" svg:x="10.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0.8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.4cm" svg:height="1.4cm" svg:x="13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4cm" svg:height="1.4cm" svg:x="13.4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2T14:04:50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4:00:31.399532801</meta:creation-date>
    <dc:date>2018-11-22T14:16:38.982727307</dc:date>
    <meta:editing-duration>PT4M53S</meta:editing-duration>
    <meta:editing-cycles>1</meta:editing-cycles>
    <meta:document-statistic meta:object-count="61"/>
    <meta:generator>LibreOffice/6.0.6.2$Linux_X86_64 LibreOffice_project/00m0$Build-2</meta:generator>
  </office:meta>
</office:document-meta>
</file>